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571" officeooo:paragraph-rsid="000c6571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officeooo:rsid="000c6571" officeooo:paragraph-rsid="000c6571" style:font-size-asian="14pt" style:font-size-complex="14pt"/>
    </style:style>
    <style:style style:name="P3" style:family="paragraph" style:parent-style-name="Standard" style:list-style-name="L1">
      <style:text-properties officeooo:paragraph-rsid="000e03f1"/>
    </style:style>
    <style:style style:name="P4" style:family="paragraph" style:parent-style-name="Standard" style:list-style-name="L1">
      <style:text-properties fo:font-size="14pt" officeooo:paragraph-rsid="000e03f1" style:font-size-asian="14pt" style:font-size-complex="14pt"/>
    </style:style>
    <style:style style:name="P5" style:family="paragraph" style:parent-style-name="Standard" style:list-style-name="L1">
      <style:text-properties fo:font-size="14pt" officeooo:rsid="000c6571" officeooo:paragraph-rsid="000e03f1" style:font-size-asian="14pt" style:font-size-complex="14pt"/>
    </style:style>
    <style:style style:name="T1" style:family="text">
      <style:text-properties officeooo:rsid="000c6571"/>
    </style:style>
    <style:style style:name="T2" style:family="text">
      <style:text-properties fo:font-size="14pt" officeooo:rsid="000c6571" style:font-size-asian="14pt" style:font-size-complex="14pt"/>
    </style:style>
    <style:style style:name="T3" style:family="text">
      <style:text-properties fo:font-size="14pt" officeooo:rsid="000e898d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ставить аннотированный список литературы и интернет ресурсов на тему философии в информатике.</text:p>
      <text:p text:style-name="P2"/>
      <text:list text:style-name="L1">
        <text:list-item>
          <text:p text:style-name="P3"><text:span text:style-name="T2">Винер, Н. Кибернетика, или управление и связь в животном и машине / Н. Винер. – М.: Наука, 1983. – 340 с. </text:span><text:span text:style-name="T3">(</text:span><text:a xlink:type="simple" xlink:href="https://psv4.userapi.com/s/v1/d/RYwpryW3m24ZvvGr70ilei50VBfEedPSCTfijs729T92M8nTQPGUx3-0oDGmtK5K4-7HYtSK12YBoMupNBkhxKVvS1LNr9e-g325xdW7QhIWA2YB/Viner_N_Kibernetika_ili_Upravlenie_i_svyaz_v_zhivotnom_i_mashine_1968.pdf" text:style-name="Internet_20_link" text:visited-style-name="Visited_20_Internet_20_Link"><text:span text:style-name="T3">ссылка</text:span></text:a><text:span text:style-name="T3">)</text:span></text:p>
          <text:p text:style-name="P4"/>
        </text:list-item>
        <text:list-item>
          <text:p text:style-name="P4"><text:span text:style-name="T1">Гундерич Г. А. Состояние киберпреступности // Научный вестник </text:span>Крыма. – 2018 – №4. – С.1-9. </text:p>
          <text:p text:style-name="P4"/>
        </text:list-item>
        <text:list-item>
          <text:p text:style-name="P5">История информатики и философия информационной реальности: учебное пособие для вузов / под ред. Р.М. Юсупова, В.П. Котенко. – М.: Академический Проект, 2007. – 429 с. </text:p>
          <text:p text:style-name="P4"/>
        </text:list-item>
        <text:list-item>
          <text:p text:style-name="P5">Колин К. К. Актуальные философские и научно-методологические проблемы развития информатики / К. К. Колин // Метафизика. – 2013. – №4. – С.10-34. </text:p>
          <text:p text:style-name="P4"/>
        </text:list-item>
        <text:list-item>
          <text:p text:style-name="P3"><text:span text:style-name="T2">Кулагин В. П. Философия информатики / В.П. Кулагин // Образовательные ресурсы и технологии. – 2015. - № 2. – С. 76-81. </text:span><text:a xlink:type="simple" xlink:href="https://cyberleninka.ru/article/n/filosofiya-informatiki/viewer" text:style-name="Internet_20_link" text:visited-style-name="Visited_20_Internet_20_Link"><text:span text:style-name="T2">https://cyberleninka.ru/article/n/filosofiya-informatiki/viewer</text:span></text:a><text:span text:style-name="T2"> </text:span></text:p>
          <text:p text:style-name="P4"/>
        </text:list-item>
        <text:list-item>
          <text:p text:style-name="P4"><text:span text:style-name="T1">Ладыгина И. В. Философские основания робототехники // </text:span>Гуманитарный вектор. – 2016 – №1. – С.28-35. </text:p>
          <text:p text:style-name="P4"/>
        </text:list-item>
        <text:list-item>
          <text:p text:style-name="P5">Усов В. Н. Философские проблемы информатики: учебное пособие для аспирантов и соискателей / В.Н. Усов. – Челябинск: Издательский центр ЮУрГУ, 2010. – 26 с. 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6:03:13.903000000</meta:creation-date>
    <dc:date>2025-02-06T12:15:42.212000000</dc:date>
    <meta:editing-duration>PT17H43M21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147" meta:character-count="1064" meta:non-whitespace-character-count="909"/>
  </office:meta>
</office:document-meta>
</file>